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8.5cm" style:rel-column-width="32767*"/>
    </style:style>
    <style:style style:name="Tabelle7.B" style:family="table-column">
      <style:table-column-properties style:column-width="8.5cm" style:rel-column-width="32768*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B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8.498cm"/>
    </style:style>
    <style:style style:name="Tabelle2.B" style:family="table-column">
      <style:table-column-properties style:column-width="8.514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8.5cm" style:rel-column-width="32767*"/>
    </style:style>
    <style:style style:name="Tabelle5.B" style:family="table-column">
      <style:table-column-properties style:column-width="8.5cm" style:rel-column-width="32768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8.5cm" style:rel-column-width="32767*"/>
    </style:style>
    <style:style style:name="Tabelle6.B" style:family="table-column">
      <style:table-column-properties style:column-width="8.5cm" style:rel-column-width="32768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46a1"/>
    </style:style>
    <style:style style:name="P2" style:family="paragraph" style:parent-style-name="Standard">
      <style:text-properties officeooo:rsid="000a46a1" officeooo:paragraph-rsid="000a46a1"/>
    </style:style>
    <style:style style:name="P3" style:family="paragraph" style:parent-style-name="Standard">
      <style:text-properties officeooo:rsid="000a46a1" officeooo:paragraph-rsid="0012a888"/>
    </style:style>
    <style:style style:name="P4" style:family="paragraph" style:parent-style-name="Standard">
      <style:text-properties officeooo:paragraph-rsid="000a46a1"/>
    </style:style>
    <style:style style:name="P5" style:family="paragraph" style:parent-style-name="Standard">
      <style:text-properties officeooo:rsid="000c15bd" officeooo:paragraph-rsid="000c15bd"/>
    </style:style>
    <style:style style:name="P6" style:family="paragraph" style:parent-style-name="Standard">
      <style:text-properties officeooo:paragraph-rsid="000c15bd"/>
    </style:style>
    <style:style style:name="P7" style:family="paragraph" style:parent-style-name="Standard">
      <style:text-properties officeooo:rsid="000fc916" officeooo:paragraph-rsid="000fc916"/>
    </style:style>
    <style:style style:name="P8" style:family="paragraph" style:parent-style-name="Standard">
      <style:text-properties officeooo:paragraph-rsid="000fc916"/>
    </style:style>
    <style:style style:name="P9" style:family="paragraph" style:parent-style-name="Standard">
      <style:text-properties officeooo:rsid="00113773" officeooo:paragraph-rsid="00113773"/>
    </style:style>
    <style:style style:name="P10" style:family="paragraph" style:parent-style-name="Standard">
      <style:text-properties officeooo:paragraph-rsid="00113773"/>
    </style:style>
    <style:style style:name="P11" style:family="paragraph" style:parent-style-name="Standard">
      <style:text-properties officeooo:rsid="0012a888" officeooo:paragraph-rsid="0012a888"/>
    </style:style>
    <style:style style:name="P12" style:family="paragraph" style:parent-style-name="Text_20_body">
      <style:text-properties officeooo:rsid="000a46a1" officeooo:paragraph-rsid="000a46a1"/>
    </style:style>
    <style:style style:name="P13" style:family="paragraph" style:parent-style-name="Table_20_Contents">
      <style:text-properties officeooo:rsid="000a46a1" officeooo:paragraph-rsid="000a46a1"/>
    </style:style>
    <style:style style:name="P14" style:family="paragraph" style:parent-style-name="Table_20_Contents">
      <style:text-properties officeooo:rsid="000a46a1" officeooo:paragraph-rsid="000c15bd"/>
    </style:style>
    <style:style style:name="P15" style:family="paragraph" style:parent-style-name="Table_20_Contents">
      <style:text-properties officeooo:rsid="000a46a1" officeooo:paragraph-rsid="000def39"/>
    </style:style>
    <style:style style:name="P16" style:family="paragraph" style:parent-style-name="Table_20_Contents">
      <style:text-properties officeooo:rsid="000a46a1" officeooo:paragraph-rsid="000fc916"/>
    </style:style>
    <style:style style:name="P17" style:family="paragraph" style:parent-style-name="Table_20_Contents">
      <style:text-properties officeooo:rsid="000a46a1" officeooo:paragraph-rsid="00113773"/>
    </style:style>
    <style:style style:name="P18" style:family="paragraph" style:parent-style-name="Table_20_Contents">
      <style:text-properties officeooo:rsid="000a46a1" officeooo:paragraph-rsid="0012a888"/>
    </style:style>
    <style:style style:name="P19" style:family="paragraph" style:parent-style-name="Table_20_Contents">
      <style:text-properties officeooo:paragraph-rsid="000a46a1"/>
    </style:style>
    <style:style style:name="P20" style:family="paragraph" style:parent-style-name="Table_20_Contents">
      <style:text-properties officeooo:rsid="000a5b88" officeooo:paragraph-rsid="000a5b88"/>
    </style:style>
    <style:style style:name="P21" style:family="paragraph" style:parent-style-name="Table_20_Contents">
      <style:text-properties officeooo:rsid="000a5b88" officeooo:paragraph-rsid="000c15bd"/>
    </style:style>
    <style:style style:name="P22" style:family="paragraph" style:parent-style-name="Table_20_Contents">
      <style:text-properties officeooo:rsid="000a5b88" officeooo:paragraph-rsid="000fc916"/>
    </style:style>
    <style:style style:name="P23" style:family="paragraph" style:parent-style-name="Table_20_Contents">
      <style:text-properties officeooo:rsid="000a5b88" officeooo:paragraph-rsid="00113773"/>
    </style:style>
    <style:style style:name="P24" style:family="paragraph" style:parent-style-name="Table_20_Contents">
      <style:text-properties officeooo:rsid="000af390" officeooo:paragraph-rsid="000af390"/>
    </style:style>
    <style:style style:name="P25" style:family="paragraph" style:parent-style-name="Table_20_Contents">
      <style:text-properties officeooo:rsid="000af390" officeooo:paragraph-rsid="000def39"/>
    </style:style>
    <style:style style:name="P26" style:family="paragraph" style:parent-style-name="Table_20_Contents">
      <style:text-properties officeooo:paragraph-rsid="000c15bd"/>
    </style:style>
    <style:style style:name="P27" style:family="paragraph" style:parent-style-name="Table_20_Contents">
      <style:text-properties officeooo:rsid="000c15bd" officeooo:paragraph-rsid="000c15bd"/>
    </style:style>
    <style:style style:name="P28" style:family="paragraph" style:parent-style-name="Table_20_Contents">
      <style:text-properties officeooo:rsid="000def39" officeooo:paragraph-rsid="000def39"/>
    </style:style>
    <style:style style:name="P29" style:family="paragraph" style:parent-style-name="Table_20_Contents">
      <style:text-properties officeooo:paragraph-rsid="000fc916"/>
    </style:style>
    <style:style style:name="P30" style:family="paragraph" style:parent-style-name="Table_20_Contents">
      <style:text-properties officeooo:rsid="000fc916" officeooo:paragraph-rsid="000fc916"/>
    </style:style>
    <style:style style:name="P31" style:family="paragraph" style:parent-style-name="Table_20_Contents">
      <style:text-properties officeooo:rsid="000fc916" officeooo:paragraph-rsid="00113773"/>
    </style:style>
    <style:style style:name="P32" style:family="paragraph" style:parent-style-name="Table_20_Contents">
      <style:text-properties officeooo:paragraph-rsid="00113773"/>
    </style:style>
    <style:style style:name="P33" style:family="paragraph" style:parent-style-name="Table_20_Contents">
      <style:text-properties officeooo:rsid="00113773" officeooo:paragraph-rsid="00113773"/>
    </style:style>
    <style:style style:name="P34" style:family="paragraph" style:parent-style-name="Table_20_Contents">
      <style:text-properties officeooo:rsid="0012a888" officeooo:paragraph-rsid="0012a888"/>
    </style:style>
    <style:style style:name="P35" style:family="paragraph" style:parent-style-name="Table_20_Contents">
      <style:text-properties officeooo:paragraph-rsid="0012a888"/>
    </style:style>
    <style:style style:name="P36" style:family="paragraph" style:parent-style-name="Table_20_Contents">
      <style:text-properties officeooo:rsid="00142b0a" officeooo:paragraph-rsid="00142b0a"/>
    </style:style>
    <style:style style:name="P37" style:family="paragraph" style:parent-style-name="Table_20_Contents">
      <style:text-properties officeooo:rsid="000c15bd" officeooo:paragraph-rsid="000def39"/>
    </style:style>
    <style:style style:name="P38" style:family="paragraph" style:parent-style-name="Table_20_Contents">
      <style:text-properties officeooo:rsid="000af390" officeooo:paragraph-rsid="000af390"/>
    </style:style>
    <style:style style:name="P39" style:family="paragraph" style:parent-style-name="Table_20_Contents">
      <style:text-properties officeooo:rsid="000af390" officeooo:paragraph-rsid="000def39"/>
    </style:style>
    <style:style style:name="P40" style:family="paragraph" style:parent-style-name="Table_20_Contents">
      <style:text-properties officeooo:rsid="000af390" officeooo:paragraph-rsid="0017f290"/>
    </style:style>
    <style:style style:name="P41" style:family="paragraph" style:parent-style-name="Table_20_Contents">
      <style:text-properties officeooo:rsid="000af390" officeooo:paragraph-rsid="0018a7c8"/>
    </style:style>
    <style:style style:name="P42" style:family="paragraph" style:parent-style-name="Table_20_Contents">
      <style:text-properties officeooo:rsid="000def39" officeooo:paragraph-rsid="000def39"/>
    </style:style>
    <style:style style:name="P43" style:family="paragraph" style:parent-style-name="Table_20_Contents">
      <style:text-properties officeooo:rsid="00175429" officeooo:paragraph-rsid="00175429"/>
    </style:style>
    <style:style style:name="P44" style:family="paragraph" style:parent-style-name="Table_20_Contents">
      <style:text-properties officeooo:rsid="00175429" officeooo:paragraph-rsid="0017f290"/>
    </style:style>
    <style:style style:name="P45" style:family="paragraph" style:parent-style-name="Table_20_Contents">
      <style:text-properties officeooo:rsid="0017f290" officeooo:paragraph-rsid="0017f290"/>
    </style:style>
    <style:style style:name="P46" style:family="paragraph" style:parent-style-name="Table_20_Contents">
      <style:text-properties officeooo:rsid="000fc916" officeooo:paragraph-rsid="000fc916"/>
    </style:style>
    <style:style style:name="P47" style:family="paragraph" style:parent-style-name="Table_20_Contents">
      <style:text-properties officeooo:rsid="000fc916" officeooo:paragraph-rsid="0017f290"/>
    </style:style>
    <style:style style:name="P48" style:family="paragraph" style:parent-style-name="Table_20_Contents">
      <style:text-properties officeooo:rsid="000fc916" officeooo:paragraph-rsid="00113773"/>
    </style:style>
    <style:style style:name="P49" style:family="paragraph" style:parent-style-name="Table_20_Contents">
      <style:text-properties officeooo:rsid="000fc916" officeooo:paragraph-rsid="0018a7c8"/>
    </style:style>
    <style:style style:name="P50" style:family="paragraph" style:parent-style-name="Table_20_Contents">
      <style:text-properties officeooo:rsid="000a46a1" officeooo:paragraph-rsid="000a46a1"/>
    </style:style>
    <style:style style:name="P51" style:family="paragraph" style:parent-style-name="Table_20_Contents">
      <style:text-properties officeooo:rsid="000a46a1" officeooo:paragraph-rsid="0017f290"/>
    </style:style>
    <style:style style:name="P52" style:family="paragraph" style:parent-style-name="Table_20_Contents">
      <style:text-properties officeooo:rsid="000a46a1" officeooo:paragraph-rsid="0018a7c8"/>
    </style:style>
    <style:style style:name="P53" style:family="paragraph" style:parent-style-name="Table_20_Contents">
      <style:text-properties officeooo:rsid="000a46a1" officeooo:paragraph-rsid="000def39"/>
    </style:style>
    <style:style style:name="P54" style:family="paragraph" style:parent-style-name="Table_20_Contents">
      <style:text-properties officeooo:rsid="00142b0a" officeooo:paragraph-rsid="00142b0a"/>
    </style:style>
    <style:style style:name="P55" style:family="paragraph" style:parent-style-name="Heading_20_1">
      <style:text-properties officeooo:rsid="00142b0a" officeooo:paragraph-rsid="00142b0a"/>
    </style:style>
    <style:style style:name="T1" style:family="text">
      <style:text-properties officeooo:rsid="000a5b88"/>
    </style:style>
    <style:style style:name="T2" style:family="text">
      <style:text-properties officeooo:rsid="000af390"/>
    </style:style>
    <style:style style:name="T3" style:family="text">
      <style:text-properties officeooo:rsid="000c15bd"/>
    </style:style>
    <style:style style:name="T4" style:family="text">
      <style:text-properties officeooo:rsid="000c343a"/>
    </style:style>
    <style:style style:name="T5" style:family="text">
      <style:text-properties officeooo:rsid="000def39"/>
    </style:style>
    <style:style style:name="T6" style:family="text">
      <style:text-properties officeooo:rsid="000fc916"/>
    </style:style>
    <style:style style:name="T7" style:family="text">
      <style:text-properties officeooo:rsid="00113773"/>
    </style:style>
    <style:style style:name="T8" style:family="text">
      <style:text-properties officeooo:rsid="0012a888"/>
    </style:style>
    <style:style style:name="T9" style:family="text">
      <style:text-properties officeooo:rsid="00142b0a"/>
    </style:style>
    <style:style style:name="T10" style:family="text">
      <style:text-properties officeooo:rsid="00155c62"/>
    </style:style>
    <style:style style:name="T11" style:family="text">
      <style:text-properties officeooo:rsid="00175429"/>
    </style:style>
    <style:style style:name="T12" style:family="text">
      <style:text-properties officeooo:rsid="0017f290"/>
    </style:style>
    <style:style style:name="T13" style:family="text">
      <style:text-properties officeooo:rsid="0018a7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5" text:outline-level="1">Use cases</text:h>
      <text:p text:style-name="P12"/>
      <text:p text:style-name="P12"/>
      <text:p text:style-name="P12"><text:span text:style-name="T6">Use case : </text:span>Start der Anwendung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3">Benutzer</text:p>
          </table:table-cell>
          <table:table-cell table:style-name="Tabelle1.B1" office:value-type="string">
            <text:p text:style-name="P13">System</text:p>
          </table:table-cell>
        </table:table-row>
        <table:table-row>
          <table:table-cell table:style-name="Tabelle1.A2" office:value-type="string">
            <text:p text:style-name="P13">1.Start Applikation, Verbinde mit buchtausch.de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P13">2. Identifikation fordern</text:p>
          </table:table-cell>
        </table:table-row>
        <table:table-row>
          <table:table-cell table:style-name="Tabelle1.A2" office:value-type="string">
            <text:p text:style-name="P13">3. Passwort und Benutzername aus lokalen Speicher an System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P13">4. <text:span text:style-name="T4">Verbinde mit Datenbank benutzerdaten und Überprüfung</text:span> der Benutzerdaten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P51">5. <text:span text:style-name="T4">Hole Datensatz</text:span> benutzername <text:span text:style-name="T4">bibliothek und </text:span>benutzername <text:span text:style-name="T4">wunschliste und </text:span>benutzername <text:span text:style-name="T4">übereinstimmung und benutzername angebote und</text:span> RETURN HTML</text:p>
            <text:p text:style-name="P51">, <text:span text:style-name="T4">oder notification „keine Benutzerdaten gespeichert“ und weiter mit use case : Anmelden</text:span></text:p>
          </table:table-cell>
        </table:table-row>
        <table:table-row>
          <table:table-cell table:style-name="Tabelle1.A2" office:value-type="string">
            <text:p text:style-name="P13">6. <text:span text:style-name="T1">Optionen</text:span>: <text:span text:style-name="T1">hinzufügen</text:span>(Bibliothek oder Wunschliste)/<text:span text:style-name="T1">löschen</text:span>(Bibliothek<text:span text:style-name="T1">s-</text:span> oder Wunschliste<text:span text:style-name="T1">neintrag</text:span>)/<text:span text:style-name="T1">lösche Liste</text:span>(Bibliothek oder Wunschliste)/<text:span text:style-name="T4">Tausch anbieten(für jeden Eintrag in Übereinstimmung)/Tausch annehmen(für jeden Eintrag in angebote)/</text:span>suchen/stöbern/<text:span text:style-name="T1">schließen</text:span>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P51">7. <text:span text:style-name="T8">weiter mit use case : hinzufügen/suchen, oder use case : löschen, oder use case : stöbern, oder use case : tauschangebot, oder use case : Tausch annehmen</text:span></text:p>
            <text:p text:style-name="P51"><text:span text:style-name="T8">, oder schließe Anwendung</text:span></text:p>
          </table:table-cell>
        </table:table-row>
      </table:table>
      <text:p text:style-name="P1"/>
      <text:p text:style-name="P1"/>
      <text:p text:style-name="P2"/>
      <text:p text:style-name="P11">Use case : Anmelden</text:p>
      <text:p text:style-name="P3"/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18">Benutzer</text:p>
          </table:table-cell>
          <table:table-cell table:style-name="Tabelle7.B1" office:value-type="string">
            <text:p text:style-name="P18">System</text:p>
          </table:table-cell>
        </table:table-row>
        <table:table-row>
          <table:table-cell table:style-name="Tabelle7.A2" office:value-type="string">
            <text:p text:style-name="P34">1. GET buchtausch.de/anmelden</text:p>
          </table:table-cell>
          <table:table-cell table:style-name="Tabelle7.B2" office:value-type="string">
            <text:p text:style-name="P35"/>
          </table:table-cell>
        </table:table-row>
        <table:table-row>
          <table:table-cell table:style-name="Tabelle7.A2" office:value-type="string">
            <text:p text:style-name="P34">2. Optionen: Eingabefelder ausfüllen und CheckBox 'Mit diesem Gerät immer automatisch anmelden'</text:p>
          </table:table-cell>
          <table:table-cell table:style-name="Tabelle7.B2" office:value-type="string">
            <text:p text:style-name="P34"/>
          </table:table-cell>
        </table:table-row>
        <table:table-row>
          <table:table-cell table:style-name="Tabelle7.A2" office:value-type="string">
            <text:p text:style-name="P34">3a. (CheckBox ist checked) speichere LogInn Daten lokal <text:span text:style-name="T12">und weiter</text:span></text:p>
          </table:table-cell>
          <table:table-cell table:style-name="Tabelle7.B2" office:value-type="string">
            <text:p text:style-name="P34"/>
          </table:table-cell>
        </table:table-row>
        <table:table-row>
          <table:table-cell table:style-name="Tabelle7.A2" office:value-type="string">
            <text:p text:style-name="P34">3b. (CheckBox ist unchecked) <text:span text:style-name="T12">weiter</text:span></text:p>
          </table:table-cell>
          <table:table-cell table:style-name="Tabelle7.B2" office:value-type="string">
            <text:p text:style-name="P18"/>
          </table:table-cell>
        </table:table-row>
        <table:table-row>
          <table:table-cell table:style-name="Tabelle7.A2" office:value-type="string">
            <text:p text:style-name="P19"/>
          </table:table-cell>
          <table:table-cell table:style-name="Tabelle7.B2" office:value-type="string">
            <text:p text:style-name="P13"><text:span text:style-name="T9">4</text:span>. <text:span text:style-name="T1">Checke, ob Eingabe-Felder ausgefüllt sind</text:span></text:p>
          </table:table-cell>
        </table:table-row>
        <text:soft-page-break/>
        <table:table-row>
          <table:table-cell table:style-name="Tabelle7.A2" office:value-type="string">
            <text:p text:style-name="P18"/>
          </table:table-cell>
          <table:table-cell table:style-name="Tabelle7.B2" office:value-type="string">
            <text:p text:style-name="P36">5. Wenn ja: weiter mit use case : Start der Anwendung (4.)</text:p>
            <text:p text:style-name="P36"/>
            <text:p text:style-name="P36">Wenn nein: notification 'Bitte LogInn Daten ausfüllen' und weiter mit 2.</text:p>
          </table:table-cell>
        </table:table-row>
      </table:table>
      <text:p text:style-name="P3"/>
      <text:p text:style-name="P3"/>
      <text:p text:style-name="P3"/>
      <text:p text:style-name="P2"><text:span text:style-name="T6">Use case : hinzufügen</text:span>(Bibliothek oder Wunschliste), suchen</text:p>
      <text:p text:style-name="P2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3">Benutzer</text:p>
          </table:table-cell>
          <table:table-cell table:style-name="Tabelle2.B1" office:value-type="string">
            <text:p text:style-name="P13">System</text:p>
          </table:table-cell>
        </table:table-row>
        <table:table-row>
          <table:table-cell table:style-name="Tabelle2.A2" office:value-type="string">
            <text:p text:style-name="P13">1<text:span text:style-name="T1">a</text:span>. <text:span text:style-name="T1">hinzufügen</text:span>(Bibliothek oder Wunschliste)</text:p>
          </table:table-cell>
          <table:table-cell table:style-name="Tabelle2.B2" office:value-type="string">
            <text:p text:style-name="P19"/>
          </table:table-cell>
        </table:table-row>
        <table:table-row>
          <table:table-cell table:style-name="Tabelle2.A2" office:value-type="string">
            <text:p text:style-name="P20">1b. suchen</text:p>
          </table:table-cell>
          <table:table-cell table:style-name="Tabelle2.B2" office:value-type="string">
            <text:p text:style-name="P19"/>
          </table:table-cell>
        </table:table-row>
        <table:table-row>
          <table:table-cell table:style-name="Tabelle2.A2" office:value-type="string">
            <text:p text:style-name="P19"/>
          </table:table-cell>
          <table:table-cell table:style-name="Tabelle2.B2" office:value-type="string">
            <text:p text:style-name="P13">2. GET buchtausch.de/suche/autor</text:p>
          </table:table-cell>
        </table:table-row>
        <table:table-row>
          <table:table-cell table:style-name="Tabelle2.A2" office:value-type="string">
            <text:p text:style-name="P13"><text:span text:style-name="T1">(Optional:) </text:span>3. <text:span text:style-name="T1">Optionen</text:span>: titel-suche/ISBN-suche</text:p>
          </table:table-cell>
          <table:table-cell table:style-name="Tabelle2.B2" office:value-type="string">
            <text:p text:style-name="P19"/>
          </table:table-cell>
        </table:table-row>
        <table:table-row>
          <table:table-cell table:style-name="Tabelle2.A2" office:value-type="string">
            <text:p text:style-name="P20"/>
          </table:table-cell>
          <table:table-cell table:style-name="Tabelle2.B2" office:value-type="string">
            <text:p text:style-name="P20">(Optional:) 4. GET buchtausch.de/suche/isbn <text:span text:style-name="T2">bzw.</text:span> /titel und RETURN HTML</text:p>
          </table:table-cell>
        </table:table-row>
        <table:table-row>
          <table:table-cell table:style-name="Tabelle2.A2" office:value-type="string">
            <text:p text:style-name="P20">5. Optionen: Eingabe-Feld ausfüllen und suchen/back/close</text:p>
          </table:table-cell>
          <table:table-cell table:style-name="Tabelle2.B2" office:value-type="string">
            <text:p text:style-name="P13"/>
          </table:table-cell>
        </table:table-row>
        <table:table-row>
          <table:table-cell table:style-name="Tabelle2.A2" office:value-type="string">
            <text:p text:style-name="P19"/>
          </table:table-cell>
          <table:table-cell table:style-name="Tabelle2.B2" office:value-type="string">
            <text:p text:style-name="P52"><text:span text:style-name="T1">6</text:span>. <text:span text:style-name="T1">Checke, ob Eingabe-Feld ausgefüllt ist </text:span></text:p>
            <text:p text:style-name="P52">, <text:span text:style-name="T1">oder GET und RETURN HTML</text:span></text:p>
            <text:p text:style-name="P52"><text:span text:style-name="T1">, oder schließe Anwendung</text:span></text:p>
          </table:table-cell>
        </table:table-row>
        <table:table-row>
          <table:table-cell table:style-name="Tabelle2.A2" office:value-type="string">
            <text:p text:style-name="P19"/>
          </table:table-cell>
          <table:table-cell table:style-name="Tabelle2.B2" office:value-type="string">
            <text:p text:style-name="P13"><text:span text:style-name="T9">7. Wenn ja: Verbinden mit externer Datenbank und</text:span> <text:span text:style-name="T5">Suche nach Übereinstimmung in Datenbank und füge übereinstimmenden Eintrag zu ErgebnisSuche[] hinzu und</text:span> RETURN HTML</text:p>
            <text:p text:style-name="P13"/>
            <text:p text:style-name="P13"><text:span text:style-name="T9">Wenn nein: notification 'bitte Eingabe-Feld ausfüllen' und weiter mit 5.</text:span></text:p>
          </table:table-cell>
        </table:table-row>
        <table:table-row>
          <table:table-cell table:style-name="Tabelle2.A2" office:value-type="string">
            <text:p text:style-name="P20">7<text:span text:style-name="T2">a</text:span>. <text:span text:style-name="T2">Optionen: hinzufügen(für jedes zurückgegebene Buch)/back/close</text:span></text:p>
          </table:table-cell>
          <table:table-cell table:style-name="Tabelle2.B2" office:value-type="string">
            <text:p text:style-name="P19"/>
          </table:table-cell>
        </table:table-row>
        <table:table-row>
          <table:table-cell table:style-name="Tabelle2.A2" office:value-type="string">
            <text:p text:style-name="P24">7b. Optionen: hinzufügen zu Bibliothek(für jedes zurückgegebene Buch)/hinzufügen zu Wunschliste(für jedes zurückgegebene Buch)/back/close</text:p>
          </table:table-cell>
          <table:table-cell table:style-name="Tabelle2.B2" office:value-type="string">
            <text:p text:style-name="P13"/>
          </table:table-cell>
        </table:table-row>
        <table:table-row>
          <table:table-cell table:style-name="Tabelle2.A2" office:value-type="string">
            <text:p text:style-name="P24"/>
          </table:table-cell>
          <table:table-cell table:style-name="Tabelle2.B2" office:value-type="string">
            <text:p text:style-name="P25">8. <text:span text:style-name="T5">checke, ob Eintrag vorhanden in Datenbank benutzername bibliothek bzw. wunschliste</text:span></text:p>
            <text:p text:style-name="P43"/>
            <text:p text:style-name="P43">Wenn ja: <text:span text:style-name="T5">RETURN </text:span>confirmation<text:span text:style-name="T5"> „Eintrag bereits vorhanden, erneut hinzufügen?“</text:span></text:p>
            <text:p text:style-name="P43"/>
            <text:p text:style-name="P43">Wenn nein: weiter mit 10.</text:p>
            <text:p text:style-name="P43"/>
            <text:p text:style-name="P43"><text:span text:style-name="T2">, oder GET und RETURN HTML, oder schließe Anwendung</text:span></text:p>
          </table:table-cell>
        </table:table-row>
        <table:table-row>
          <table:table-cell table:style-name="Tabelle2.A2" office:value-type="string">
            <text:p text:style-name="P28">9. Optionen: 'Ja, Eintrag erneut h<text:span text:style-name="T11">i</text:span>nzufügen(Buch doppelt)', 'Nein, Eintrag nicht <text:soft-page-break/>erneut hinzufügen'</text:p>
          </table:table-cell>
          <table:table-cell table:style-name="Tabelle2.B2" office:value-type="string">
            <text:p text:style-name="P25"/>
          </table:table-cell>
        </table:table-row>
        <table:table-row>
          <table:table-cell table:style-name="Tabelle2.A2" office:value-type="string">
            <text:p text:style-name="P24"/>
          </table:table-cell>
          <table:table-cell table:style-name="Tabelle2.B2" office:value-type="string">
            <text:p text:style-name="P25"><text:span text:style-name="T11">10. </text:span>INSERT <text:span text:style-name="T3">Eintrag(itemID)</text:span> in Datenbank benutzername bibliothek bzw. wunschliste <text:span text:style-name="T11">und INSERT Eintrag(userID) in Datenbank alleBibliothek bzw. alleWunschliste und</text:span> checke match und <text:span text:style-name="T3">GET und </text:span>RETURN <text:span text:style-name="T12">HTML</text:span></text:p>
          </table:table-cell>
        </table:table-row>
      </table:table>
      <text:p text:style-name="P4"/>
      <text:p text:style-name="P4"/>
      <text:p text:style-name="P4"/>
      <text:p text:style-name="P5"><text:span text:style-name="T6">Use case : </text:span>Löschen, löschen/id</text:p>
      <text:p text:style-name="P5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4">Benutzer</text:p>
          </table:table-cell>
          <table:table-cell table:style-name="Tabelle3.B1" office:value-type="string">
            <text:p text:style-name="P14">System</text:p>
          </table:table-cell>
        </table:table-row>
        <table:table-row>
          <table:table-cell table:style-name="Tabelle3.A2" office:value-type="string">
            <text:p text:style-name="P14">1<text:span text:style-name="T1">a</text:span>. <text:span text:style-name="T3">löschen</text:span>(Bibliothek oder Wunschliste)</text:p>
          </table:table-cell>
          <table:table-cell table:style-name="Tabelle3.B2" office:value-type="string">
            <text:p text:style-name="P26"/>
          </table:table-cell>
        </table:table-row>
        <table:table-row>
          <table:table-cell table:style-name="Tabelle3.A2" office:value-type="string">
            <text:p text:style-name="P21">1b. <text:span text:style-name="T3">löschen Eintrag(aus Bibliothek oder Wunschliste)</text:span></text:p>
          </table:table-cell>
          <table:table-cell table:style-name="Tabelle3.B2" office:value-type="string">
            <text:p text:style-name="P26"/>
          </table:table-cell>
        </table:table-row>
        <table:table-row>
          <table:table-cell table:style-name="Tabelle3.A2" office:value-type="string">
            <text:p text:style-name="P21"/>
          </table:table-cell>
          <table:table-cell table:style-name="Tabelle3.B2" office:value-type="string">
            <text:p text:style-name="P34">2. Confirmation</text:p>
          </table:table-cell>
        </table:table-row>
        <table:table-row>
          <table:table-cell table:style-name="Tabelle3.A2" office:value-type="string">
            <text:p text:style-name="P34">3. Optionen: 'Ja, löschen'/'Nein, lieber doch nicht'</text:p>
          </table:table-cell>
          <table:table-cell table:style-name="Tabelle3.B2" office:value-type="string">
            <text:p text:style-name="P26"/>
          </table:table-cell>
        </table:table-row>
        <table:table-row>
          <table:table-cell table:style-name="Tabelle3.A2" office:value-type="string">
            <text:p text:style-name="P26"/>
          </table:table-cell>
          <table:table-cell table:style-name="Tabelle3.B2" office:value-type="string">
            <text:p text:style-name="P18"><text:span text:style-name="T8">4</text:span>. <text:span text:style-name="T8">Wenn nein: GET <text:s/>und RETURN HTML</text:span></text:p>
            <text:p text:style-name="P18"><text:s text:c="4"/><text:span text:style-name="T8">Wenn ja: </text:span><text:s/></text:p>
            <text:p text:style-name="P15"/>
            <text:p text:style-name="P15"><text:span text:style-name="T5">a (Liste löschen): DELETE</text:span> <text:span text:style-name="T3">((itemID) alle Einträge in Datenbank Benutzername Bibliothek bzw. Wunschliste) und DELETE (Einträge (userID) in Datenbank alleBibliotheken bzw. alleWunschlisten) und GET und RETURN HTML</text:span></text:p>
            <text:p text:style-name="P37"/>
            <text:p text:style-name="P37">b <text:span text:style-name="T12">(einzelnen Eintrag löschen)</text:span>: DELETE/id (<text:span text:style-name="T11">(itemID) </text:span>in Datenbank Benutzername Bibliothek bzw. Wunschliste) <text:span text:style-name="T10">und </text:span>DELETE (Eintrag (userID) in Datenbank alleBibliotheken bzw. alleWunschlisten) und GET und RETURN HTML</text:p>
          </table:table-cell>
        </table:table-row>
      </table:table>
      <text:p text:style-name="P6"/>
      <text:p text:style-name="P6"/>
      <text:p text:style-name="P6"/>
      <text:p text:style-name="P5">Stöbern</text:p>
      <text:p text:style-name="P5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14">Benutzer</text:p>
          </table:table-cell>
          <table:table-cell table:style-name="Tabelle4.B1" office:value-type="string">
            <text:p text:style-name="P14">System</text:p>
          </table:table-cell>
        </table:table-row>
        <table:table-row>
          <table:table-cell table:style-name="Tabelle4.A2" office:value-type="string">
            <text:p text:style-name="P27">1. Stöbern</text:p>
          </table:table-cell>
          <table:table-cell table:style-name="Tabelle4.B2" office:value-type="string">
            <text:p text:style-name="P26"/>
          </table:table-cell>
        </table:table-row>
        <table:table-row>
          <table:table-cell table:style-name="Tabelle4.A2" office:value-type="string">
            <text:p text:style-name="P21"/>
          </table:table-cell>
          <table:table-cell table:style-name="Tabelle4.B2" office:value-type="string">
            <text:p text:style-name="P27">2. <text:span text:style-name="T5">Vergleiche jeden Eintrag in</text:span> Datenbank Benutzername Bibliothek <text:span text:style-name="T5">mit </text:span>mit den <text:span text:style-name="T5">Einträgen in </text:span>Datenbanken <text:span text:style-name="T10">alle</text:span>Wunschliste<text:span text:style-name="T10">(itemID)</text:span>, bei Übereinstimmung füge dem ErgebnisFürEintrag[] <text:span text:style-name="T5">die Einträge aus </text:span>Datenbank Benutzername Bibliothek(de<text:span text:style-name="T10">r zurückgegebenen</text:span> anderen Benutzer <text:span text:style-name="T10">aus </text:span><text:soft-page-break/><text:span text:style-name="T10">alleWunschliste</text:span>) hinzu <text:span text:style-name="T6">und </text:span>RETURN HTML <text:span text:style-name="T5">buchtausch.de/benutzername/stöbern</text:span></text:p>
          </table:table-cell>
        </table:table-row>
        <table:table-row>
          <table:table-cell table:style-name="Tabelle4.A2" office:value-type="string">
            <text:p text:style-name="P27">3. Optionen: hinzufügen zur Wunschliste(für jeden Eintrag in Ergebnis-Liste)/<text:span text:style-name="T4">back/close</text:span></text:p>
          </table:table-cell>
          <table:table-cell table:style-name="Tabelle4.B2" office:value-type="string">
            <text:p text:style-name="P14"/>
          </table:table-cell>
        </table:table-row>
        <table:table-row>
          <table:table-cell table:style-name="Tabelle4.A2" office:value-type="string">
            <text:p text:style-name="P24"/>
          </table:table-cell>
          <table:table-cell table:style-name="Tabelle4.B2" office:value-type="string">
            <text:p text:style-name="P25">8. <text:span text:style-name="T5">checke, ob Eintrag vorhanden in Datenbank benutzername wunschliste</text:span></text:p>
            <text:p text:style-name="P44"/>
            <text:p text:style-name="P44">Wenn ja: <text:span text:style-name="T13">confirmation „Eintrag bereits vorhanden, erneut hinzufügen?“</text:span></text:p>
            <text:p text:style-name="P44"/>
            <text:p text:style-name="P44">Wenn nein: weiter mit 1<text:span text:style-name="T12">1</text:span>.</text:p>
            <text:p text:style-name="P40"/>
            <text:p text:style-name="P41">, oder GET und RETURN HTML</text:p>
            <text:p text:style-name="P41">, oder schließe Anwendun<text:span text:style-name="T12">g</text:span></text:p>
          </table:table-cell>
        </table:table-row>
        <table:table-row>
          <table:table-cell table:style-name="Tabelle4.A2" office:value-type="string">
            <text:p text:style-name="P28">9. Optionen: 'Ja, Eintrag erneut h<text:span text:style-name="T6">i</text:span>nzufügen(Buch doppelt)', 'Nein, Eintrag nicht erneut hinzufügen'</text:p>
          </table:table-cell>
          <table:table-cell table:style-name="Tabelle4.B2" office:value-type="string">
            <text:p text:style-name="P24"/>
          </table:table-cell>
        </table:table-row>
        <table:table-row>
          <table:table-cell table:style-name="Tabelle4.A2" office:value-type="string">
            <text:p text:style-name="P28"/>
          </table:table-cell>
          <table:table-cell table:style-name="Tabelle4.B2" office:value-type="string">
            <text:p text:style-name="P45">10. Wenn ja: weiter</text:p>
            <text:p text:style-name="P45"><text:s text:c="6"/>Wenn nein: weiter mit 3.</text:p>
          </table:table-cell>
        </table:table-row>
        <table:table-row>
          <table:table-cell table:style-name="Tabelle4.A2" office:value-type="string">
            <text:p text:style-name="P28"/>
          </table:table-cell>
          <table:table-cell table:style-name="Tabelle4.B2" office:value-type="string">
            <text:p text:style-name="P41"><text:span text:style-name="T11">11. </text:span>INSERT <text:span text:style-name="T3">Einträge</text:span> in Datenbank benutzername wunschliste <text:span text:style-name="T11">und alleWunschliste</text:span> <text:span text:style-name="T5">und</text:span> checke match und <text:span text:style-name="T3">GET und </text:span>RETURN HTMLg</text:p>
            <text:p text:style-name="P41"/>
          </table:table-cell>
        </table:table-row>
      </table:table>
      <text:p text:style-name="P6"/>
      <text:p text:style-name="P6"/>
      <text:p text:style-name="P6"/>
      <text:p text:style-name="P7">Use case : Tausch anbieten</text:p>
      <text:p text:style-name="P7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16">Benutzer</text:p>
          </table:table-cell>
          <table:table-cell table:style-name="Tabelle5.B1" office:value-type="string">
            <text:p text:style-name="P16">System</text:p>
          </table:table-cell>
        </table:table-row>
        <table:table-row>
          <table:table-cell table:style-name="Tabelle5.A2" office:value-type="string">
            <text:p text:style-name="P30">1. Tausch anbieten</text:p>
          </table:table-cell>
          <table:table-cell table:style-name="Tabelle5.B2" office:value-type="string">
            <text:p text:style-name="P29"/>
          </table:table-cell>
        </table:table-row>
        <table:table-row>
          <table:table-cell table:style-name="Tabelle5.A2" office:value-type="string">
            <text:p text:style-name="P31"/>
          </table:table-cell>
          <table:table-cell table:style-name="Tabelle5.B2" office:value-type="string">
            <text:p text:style-name="P33">2. Confirmation</text:p>
          </table:table-cell>
        </table:table-row>
        <table:table-row>
          <table:table-cell table:style-name="Tabelle5.A2" office:value-type="string">
            <text:p text:style-name="P33">3. Optionen: 'Ja, Tausch anbieten'/'Nein, lieber doch nicht'</text:p>
          </table:table-cell>
          <table:table-cell table:style-name="Tabelle5.B2" office:value-type="string">
            <text:p text:style-name="P32"/>
          </table:table-cell>
        </table:table-row>
        <table:table-row>
          <table:table-cell table:style-name="Tabelle5.A2" office:value-type="string">
            <text:p text:style-name="P22"/>
          </table:table-cell>
          <table:table-cell table:style-name="Tabelle5.B2" office:value-type="string">
            <text:p text:style-name="P49"><text:span text:style-name="T8">4</text:span>. <text:span text:style-name="T8">Wenn nein: RETURN HTML</text:span></text:p>
            <text:p text:style-name="P49"/>
            <text:p text:style-name="P49"><text:span text:style-name="T8">Wenn ja: </text:span>checke, ob Einträge vorhanden </text:p>
            <text:p text:style-name="P30"/>
            <text:p text:style-name="P30"><text:span text:style-name="T12">Wenn Eintrag vorhanden: </text:span><text:s/>INSERT Eintrag in Datenbank <text:span text:style-name="T7">benutzername angebot (</text:span>beide Benutzer<text:span text:style-name="T7">) und RETURN HTML</text:span></text:p>
            <text:p text:style-name="P30"/>
            <text:p text:style-name="P30"><text:span text:style-name="T12">Wenn Eintrag nicht vorhanden:</text:span> notification „Buch <text:span text:style-name="T8">steht leider</text:span> nicht mehr zum Tausch zur Verfügung“ <text:span text:style-name="T12">und RETURN HTML</text:span></text:p>
          </table:table-cell>
        </table:table-row>
      </table:table>
      <text:p text:style-name="P8"/>
      <text:p text:style-name="P8"/>
      <text:p text:style-name="P8"/>
      <text:p text:style-name="P9"><text:soft-page-break/>Use case : Tausch annehmen</text:p>
      <text:p text:style-name="P9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17">Benutzer</text:p>
          </table:table-cell>
          <table:table-cell table:style-name="Tabelle6.B1" office:value-type="string">
            <text:p text:style-name="P17">System</text:p>
          </table:table-cell>
        </table:table-row>
        <table:table-row>
          <table:table-cell table:style-name="Tabelle6.A2" office:value-type="string">
            <text:p text:style-name="P31">1. Tausch an<text:span text:style-name="T7">nehmen</text:span></text:p>
          </table:table-cell>
          <table:table-cell table:style-name="Tabelle6.B2" office:value-type="string">
            <text:p text:style-name="P32"/>
          </table:table-cell>
        </table:table-row>
        <table:table-row>
          <table:table-cell table:style-name="Tabelle6.A2" office:value-type="string">
            <text:p text:style-name="P31"/>
          </table:table-cell>
          <table:table-cell table:style-name="Tabelle6.B2" office:value-type="string">
            <text:p text:style-name="P33">2. Confirmation</text:p>
          </table:table-cell>
        </table:table-row>
        <table:table-row>
          <table:table-cell table:style-name="Tabelle6.A2" office:value-type="string">
            <text:p text:style-name="P33">3. Optionen: 'Ja, Tausch an<text:span text:style-name="T8">nehmen</text:span>'/'Nein, lieber doch nicht'</text:p>
          </table:table-cell>
          <table:table-cell table:style-name="Tabelle6.B2" office:value-type="string">
            <text:p text:style-name="P32"/>
          </table:table-cell>
        </table:table-row>
        <table:table-row>
          <table:table-cell table:style-name="Tabelle6.A2" office:value-type="string">
            <text:p text:style-name="P23"/>
          </table:table-cell>
          <table:table-cell table:style-name="Tabelle6.B2" office:value-type="string">
            <text:p text:style-name="P47"><text:span text:style-name="T8">4</text:span>. <text:span text:style-name="T7">Wenn Ja: </text:span>checke, ob Einträge vorhand<text:span text:style-name="T12">en </text:span></text:p>
            <text:p text:style-name="P47"/>
            <text:p text:style-name="P47"><text:span text:style-name="T12">Wenn ja: DELETE</text:span> Eintr<text:span text:style-name="T12">ä</text:span>g<text:span text:style-name="T12">e</text:span> in Datenbank<text:span text:style-name="T7">en</text:span> <text:span text:style-name="T7">benutzername wunschliste und alleWunschliste bzw. benutzername bibliothek und alleBibliothek (für </text:span>beide Benutzer<text:span text:style-name="T7">) und setze Status in Datenbanken Benutzername angebot auf angenommen (beide Benutzer) und hole Datensätze aus Datenbank Benutzerdaten und sende Email mit den benötigten Benutzerdaten an beide Benutzer und RETURN HTML</text:span></text:p>
            <text:p text:style-name="P31"/>
            <text:p text:style-name="P31"><text:span text:style-name="T7">Wenn Nein: </text:span>notification „Buch <text:span text:style-name="T8">steht leider </text:span>nicht mehr zum Tausch zur Verfügung“ <text:span text:style-name="T12">und RETURN HTML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9T09:07:27.909866688</meta:creation-date>
    <dc:date>2015-06-19T13:17:40.103094559</dc:date>
    <meta:editing-duration>PT10M24S</meta:editing-duration>
    <meta:editing-cycles>2</meta:editing-cycles>
    <meta:generator>LibreOffice/4.2.8.2$Linux_x86 LibreOffice_project/420m0$Build-2</meta:generator>
    <meta:document-statistic meta:table-count="7" meta:image-count="0" meta:object-count="0" meta:page-count="5" meta:paragraph-count="90" meta:word-count="719" meta:character-count="5437" meta:non-whitespace-character-count="4791"/>
  </office:meta>
</office:document-meta>
</file>